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officeooo:rsid="0014a224" officeooo:paragraph-rsid="0014a22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leitungen</text:p>
      <text:p text:style-name="Standard">Mein%20Zimmer.mm </text:p>
      <text:p text:style-name="P1">Was mache ich mit meinen Anleitungen?</text:p>
      <text:p text:style-name="P1">Nachhalten der Herkunft</text:p>
      <text:p text:style-name="P1">Nachhalten der Bearbeitung</text:p>
      <text:p text:style-name="P1">Nachhalten der Ideen</text:p>
      <text:p text:style-name="P1"/>
      <text:h text:style-name="Heading_20_1" text:outline-level="1">Format</text:h>
      <text:h text:style-name="Heading_20_2" text:outline-level="2">Bücher</text:h>
      <text:h text:style-name="Heading_20_2" text:outline-level="2">Zeitschriften</text:h>
      <text:h text:style-name="Heading_20_2" text:outline-level="2">Vorlagen</text:h>
      <text:h text:style-name="Heading_20_2" text:outline-level="2">Web</text:h>
      <text:h text:style-name="Heading_20_1" text:outline-level="1">Ablage</text:h>
      <text:h text:style-name="Heading_20_2" text:outline-level="2">Wann</text:h>
      <text:h text:style-name="Heading_20_2" text:outline-level="2">Was</text:h>
      <text:h text:style-name="Heading_20_2" text:outline-level="2">Womit</text:h>
      <text:h text:style-name="Heading_20_2" text:outline-level="2">Woher</text:h>
      <text:h text:style-name="Heading_20_2" text:outline-level="2">Von Wem</text:h>
      <text:h text:style-name="Heading_20_2" text:outline-level="2">Anmerkung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DejaVu Sans" fo:font-size="12pt" fo:language="none" fo:country="none" style:font-name-asian="DejaVu Sans2" style:font-size-asian="12pt" style:language-asian="de" style:country-asian="DE" style:font-name-complex="DejaVu Sans2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DejaVu Sans" fo:font-size="12pt" fo:language="de" fo:country="DE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1" fo:font-family="'DejaVu Sans'" style:font-family-generic="swiss" style:font-pitch="variable" fo:font-size="14pt" style:font-name-asian="DejaVu Sans2" style:font-family-asian="'DejaVu Sans'" style:font-family-generic-asian="system" style:font-pitch-asian="variable" style:font-size-asian="14pt" style:font-name-complex="DejaVu Sans2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loext:num-list-format="%1%" style:num-format="1">
        <style:list-level-properties text:min-label-distance="0.381cm"/>
      </text:outline-level-style>
      <text:outline-level-style text:level="2" loext:num-list-format="%1%.%2%" style:num-format="1" text:display-levels="2">
        <style:list-level-properties text:min-label-distance="0.381cm"/>
      </text:outline-level-style>
      <text:outline-level-style text:level="3" loext:num-list-format="%1%.%2%.%3%" style:num-format="1" text:display-levels="3">
        <style:list-level-properties text:min-label-distance="0.381cm"/>
      </text:outline-level-style>
      <text:outline-level-style text:level="4" loext:num-list-format="%1%.%2%.%3%.%4%" style:num-format="1" text:display-levels="4">
        <style:list-level-properties text:min-label-distance="0.381cm"/>
      </text:outline-level-style>
      <text:outline-level-style text:level="5" loext:num-list-format="%1%.%2%.%3%.%4%.%5%" style:num-format="1" text:display-levels="5">
        <style:list-level-properties text:min-label-distance="0.381cm"/>
      </text:outline-level-style>
      <text:outline-level-style text:level="6" loext:num-list-format="%1%.%2%.%3%.%4%.%5%.%6%" style:num-format="1" text:display-levels="6">
        <style:list-level-properties text:min-label-distance="0.381cm"/>
      </text:outline-level-style>
      <text:outline-level-style text:level="7" loext:num-list-format="%1%.%2%.%3%.%4%.%5%.%6%.%7%" style:num-format="1" text:display-levels="7">
        <style:list-level-properties text:min-label-distance="0.381cm"/>
      </text:outline-level-style>
      <text:outline-level-style text:level="8" loext:num-list-format="%1%.%2%.%3%.%4%.%5%.%6%.%7%.%8%" style:num-format="1" text:display-levels="8">
        <style:list-level-properties text:min-label-distance="0.381cm"/>
      </text:outline-level-style>
      <text:outline-level-style text:level="9" loext:num-list-format="%1%.%2%.%3%.%4%.%5%.%6%.%7%.%8%.%9%" style:num-format="1" text:display-levels="9">
        <style:list-level-properties text:min-label-distance="0.381cm"/>
      </text:outline-level-style>
      <text:outline-level-style text:level="10" loext:num-list-format="%1%.%2%.%3%.%4%.%5%.%6%.%7%.%8%.%9%.%10%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6.3$Windows_X86_64 LibreOffice_project/d97b2716a9a4a2ce1391dee1765565ea469b0ae7</meta:generator>
    <dc:date>2024-05-03T13:33:53.673000000</dc:date>
    <dc:creator>Juliane Bonenkamp</dc:creator>
    <meta:editing-duration>PT1M52S</meta:editing-duration>
    <meta:editing-cycles>1</meta:editing-cycles>
    <meta:document-statistic meta:table-count="0" meta:image-count="0" meta:object-count="0" meta:page-count="1" meta:paragraph-count="18" meta:word-count="42" meta:character-count="241" meta:non-whitespace-character-count="228"/>
  </office:meta>
</office:document-meta>
</file>